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18784CD6953C2C50C5A.png" manifest:media-type="image/png"/>
  <manifest:file-entry manifest:full-path="Pictures/100000000000018A00000186D3DF4D65EF64765D.png" manifest:media-type="image/png"/>
  <manifest:file-entry manifest:full-path="Pictures/10000000000001880000018946EAE915E88F395B.png" manifest:media-type="image/png"/>
  <manifest:file-entry manifest:full-path="Pictures/1000000000000186000001846F4B73FBBCE2A5DE.png" manifest:media-type="image/png"/>
  <manifest:file-entry manifest:full-path="Pictures/100000000000018B0000018A23CC8B4C4A8FC2C5.png" manifest:media-type="image/png"/>
  <manifest:file-entry manifest:full-path="Pictures/1000000000000185000001855D778D94D3C3E4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22in" svg:y="-0.5291in" svg:width="8.0575in" svg:height="8.0575in" draw:z-index="0"><draw:image xlink:href="Pictures/1000000000000185000001855D778D94D3C3E4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6752in" svg:y="-0.3917in" svg:width="8.2154in" svg:height="8.1937in" draw:z-index="1"><draw:image xlink:href="Pictures/100000000000018B0000018A23CC8B4C4A8FC2C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6457in" svg:y="-0.2835in" svg:width="8.1717in" svg:height="8.1925in" draw:z-index="2"><draw:image xlink:href="Pictures/10000000000001880000018946EAE915E88F395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7346in" svg:y="-0.4583in" svg:width="8.1917in" svg:height="8.1492in" draw:z-index="3"><draw:image xlink:href="Pictures/1000000000000186000001846F4B73FBBCE2A5D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6307in" svg:y="-0.4335in" svg:width="8.1555in" svg:height="8.0728in" draw:z-index="4"><draw:image xlink:href="Pictures/100000000000018A00000186D3DF4D65EF64765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5783in" svg:y="-0.5291in" svg:width="8.222in" svg:height="8.2008in" draw:z-index="5"><draw:image xlink:href="Pictures/10000000000001880000018784CD6953C2C50C5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5:07:36.213187579</meta:creation-date>
    <dc:date>2022-03-25T15:15:39.021986854</dc:date>
    <meta:editing-duration>PT7M34S</meta:editing-duration>
    <meta:editing-cycles>3</meta:editing-cycles>
    <meta:generator>LibreOffice/7.3.1.3$Linux_X86_64 LibreOffice_project/30$Build-3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